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0.8425in"/>
    </style:style>
    <style:style style:name="co27" style:family="table-column">
      <style:table-column-properties fo:break-before="auto" style:column-width="1.0638in"/>
    </style:style>
    <style:style style:name="co28" style:family="table-column">
      <style:table-column-properties fo:break-before="auto" style:column-width="1.1409in"/>
    </style:style>
    <style:style style:name="co29" style:family="table-column">
      <style:table-column-properties fo:break-before="auto" style:column-width="1.3398in"/>
    </style:style>
    <style:style style:name="co30" style:family="table-column">
      <style:table-column-properties fo:break-before="auto" style:column-width="1.2173in"/>
    </style:style>
    <style:style style:name="co31" style:family="table-column">
      <style:table-column-properties fo:break-before="auto" style:column-width="1.4654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0.9409in"/>
    </style:style>
    <style:style style:name="co34" style:family="table-column">
      <style:table-column-properties fo:break-before="auto" style:column-width="1.3693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489in"/>
    </style:style>
    <style:style style:name="co37" style:family="table-column">
      <style:table-column-properties fo:break-before="auto" style:column-width="1.8937in"/>
    </style:style>
    <style:style style:name="co38" style:family="table-column">
      <style:table-column-properties fo:break-before="auto" style:column-width="1.2972in"/>
    </style:style>
    <style:style style:name="co39" style:family="table-column">
      <style:table-column-properties fo:break-before="auto" style:column-width="1.3654in"/>
    </style:style>
    <style:style style:name="co40" style:family="table-column">
      <style:table-column-properties fo:break-before="auto" style:column-width="1.1283in"/>
    </style:style>
    <style:style style:name="co41" style:family="table-column">
      <style:table-column-properties fo:break-before="auto" style:column-width="1.7264in"/>
    </style:style>
    <style:style style:name="co42" style:family="table-column">
      <style:table-column-properties fo:break-before="auto" style:column-width="1.9299in"/>
    </style:style>
    <style:style style:name="co43" style:family="table-column">
      <style:table-column-properties fo:break-before="auto" style:column-width="1.6811in"/>
    </style:style>
    <style:style style:name="co44" style:family="table-column">
      <style:table-column-properties fo:break-before="auto" style:column-width="0.948in"/>
    </style:style>
    <style:style style:name="co45" style:family="table-column">
      <style:table-column-properties fo:break-before="auto" style:column-width="2.3693in"/>
    </style:style>
    <style:style style:name="co46" style:family="table-column">
      <style:table-column-properties fo:break-before="auto" style:column-width="1.1472in"/>
    </style:style>
    <style:style style:name="co47" style:family="table-column">
      <style:table-column-properties fo:break-before="auto" style:column-width="1.0827in"/>
    </style:style>
    <style:style style:name="co48" style:family="table-column">
      <style:table-column-properties fo:break-before="auto" style:column-width="1.2429in"/>
    </style:style>
    <style:style style:name="co49" style:family="table-column">
      <style:table-column-properties fo:break-before="auto" style:column-width="1.3075in"/>
    </style:style>
    <style:style style:name="co50" style:family="table-column">
      <style:table-column-properties fo:break-before="auto" style:column-width="1.0929in"/>
    </style:style>
    <style:style style:name="co51" style:family="table-column">
      <style:table-column-properties fo:break-before="auto" style:column-width="1.1362in"/>
    </style:style>
    <style:style style:name="co52" style:family="table-column">
      <style:table-column-properties fo:break-before="auto" style:column-width="1.372in"/>
    </style:style>
    <style:style style:name="co53" style:family="table-column">
      <style:table-column-properties fo:break-before="auto" style:column-width="1.2598in"/>
    </style:style>
    <style:style style:name="co54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7945in" fo:break-before="auto" style:use-optimal-row-height="true"/>
    </style:style>
    <style:style style:name="ro12" style:family="table-row">
      <style:table-row-properties style:row-height="0.4528in" fo:break-before="auto" style:use-optimal-row-height="false"/>
    </style:style>
    <style:style style:name="ro13" style:family="table-row">
      <style:table-row-properties style:row-height="1.3354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15" style:family="table-row">
      <style:table-row-properties style:row-height="2.0591in" fo:break-before="auto" style:use-optimal-row-height="false"/>
    </style:style>
    <style:style style:name="ro16" style:family="table-row">
      <style:table-row-properties style:row-height="0.2173in" fo:break-before="auto" style:use-optimal-row-height="fals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9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18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2" table:number-rows-spanned="1">
            <text:p>output</text:p>
          </table:table-cell>
          <table:covered-table-cell table:number-columns-repeated="5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DFI_PD_REQ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H8]" office:value-type="float" office:value="32" calcext:value-type="float">
            <text:p>32</text:p>
          </table:table-cell>
          <table:table-cell table:style-name="ce68" table:formula="of:=[.AK7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H8]" office:value-type="float" office:value="32" calcext:value-type="float">
            <text:p>32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L8]" office:value-type="float" office:value="5" calcext:value-type="float">
            <text:p>5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82" table:formula="of:=[.O8]" office:value-type="float" office:value="1" calcext:value-type="float">
            <text:p>1</text:p>
          </table:table-cell>
          <table:table-cell table:style-name="ce68" table:formula="of:=[.AK9]" office:value-type="float" office:value="3" calcext:value-type="float">
            <text:p>3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E8]" office:value-type="float" office:value="5" calcext:value-type="float">
            <text:p>5</text:p>
          </table:table-cell>
          <table:table-cell table:style-name="ce68" table:formula="of:=[.AE8]" office:value-type="float" office:value="5" calcext:value-type="float">
            <text:p>5</text:p>
          </table:table-cell>
          <table:table-cell table:style-name="ce68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2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2">
            <text:p>'0100000’</text:p>
          </table:table-cell>
          <table:covered-table-cell table:style-name="ce136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5"/>
          <table:covered-table-cell table:style-name="ce136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2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2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office:value-type="string" calcext:value-type="string" table:number-columns-spanned="3" table:number-rows-spanned="2">
            <text:p>there are no instruction that will be store in any reservation station</text:p>
          </table:table-cell>
          <table:covered-table-cell table:number-columns-repeated="2"/>
          <table:table-cell table:number-columns-repeated="1006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covered-table-cell table:number-columns-repeated="3"/>
          <table:table-cell table:number-columns-repeated="1006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6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4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1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PIP2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PIP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&amp;&amp; ((base+imm)[2] == 1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office:value-type="string" calcext:value-type="string">
            <text:p>(base+imm)[2] is bank identfier</text:p>
          </table:table-cell>
          <table:table-cell table:number-columns-repeated="993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2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1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115" office:value-type="string" calcext:value-type="string">
            <text:p>0 → unknow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5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 table:number-columns-spanned="6" table:number-rows-spanned="1">
            <text:p>output</text:p>
          </table:table-cell>
          <table:covered-table-cell table:number-columns-repeated="2" table:style-name="ce82"/>
          <table:covered-table-cell table:number-columns-repeated="2" table:style-name="ce103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6" table:style-name="ce75" office:value-type="boolean" office:boolean-value="false" calcext:value-type="boolean">
            <text:p>FALSE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74" office:value-type="string" calcext:value-type="string">
            <text:p>inused</text:p>
          </table:table-cell>
          <table:table-cell table:style-name="ce74" office:value-type="string" calcext:value-type="string">
            <text:p>pip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4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36" table:formula="of:=[.W6]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3"/>
          <table:table-cell table:style-name="ce190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90"/>
          <table:table-cell table:style-name="Default" table:number-columns-repeated="7"/>
        </table:table-row>
        <table:table-row table:style-name="ro4">
          <table:table-cell/>
          <table:table-cell table:style-name="ce68"/>
          <table:table-cell table:style-name="ce68" office:value-type="string" calcext:value-type="string">
            <text:p>2’b01 first pip</text:p>
            <text:p>2’b10 sec pip</text:p>
          </table:table-cell>
          <table:table-cell table:style-name="ce35"/>
          <table:table-cell table:style-name="ce68"/>
          <table:table-cell table:number-columns-repeated="3"/>
          <table:table-cell table:style-name="ce190"/>
          <table:table-cell table:number-columns-repeated="1007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67" office:value-type="string" calcext:value-type="string">
            <text:p>EX</text:p>
          </table:table-cell>
          <table:table-cell table:style-name="ce70" table:number-columns-repeated="6"/>
          <table:table-cell table:number-columns-repeated="4"/>
        </table:table-row>
        <table:table-row table:style-name="ro4">
          <table:table-cell table:style-name="ce68"/>
          <table:table-cell table:style-name="ce71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68"/>
          <table:table-cell table:number-columns-repeated="2"/>
          <table:table-cell table:style-name="ce70" office:value-type="string" calcext:value-type="string">
            <text:p>GLOBAL_VAR</text:p>
          </table:table-cell>
          <table:table-cell table:style-name="ce70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immediate</text:p>
          </table:table-cell>
          <table:table-cell table:style-name="ce73" office:value-type="string" calcext:value-type="string">
            <text:p>arch address</text:p>
          </table:table-cell>
          <table:table-cell table:style-name="ce73" office:value-type="string" calcext:value-type="string">
            <text:p>physical reg data</text:p>
          </table:table-cell>
          <table:table-cell table:style-name="ce32" office:value-type="string" calcext:value-type="string">
            <text:p>arch branch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BR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6" table:style-name="ce75" office:value-type="boolean" office:boolean-value="true" calcext:value-type="boolean">
            <text:p>TRUE</text:p>
          </table:table-cell>
          <table:table-cell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imm</text:p>
          </table:table-cell>
          <table:table-cell table:style-name="ce75" office:value-type="string" calcext:value-type="string">
            <text:p>DFI_PD_pc</text:p>
          </table:table-cell>
          <table:table-cell table:style-name="ce75" office:value-type="string" calcext:value-type="string">
            <text:p>DFO_PA_RD1</text:p>
          </table:table-cell>
          <table:table-cell table:style-name="ce75" office:value-type="string" calcext:value-type="string">
            <text:p>DFO_AA_BR</text:p>
          </table:table-cell>
          <table:table-cell table:number-columns-repeated="2"/>
          <table:table-cell table:style-name="ce70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K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K4]" office:value-type="float" office:value="32" calcext:value-type="float">
            <text:p>32</text:p>
          </table:table-cell>
          <table:table-cell table:style-name="ce68" table:formula="of:=[.K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Address of physical register only. In case there are no physical register in use, this will set to default value.</text:p>
          </table:table-cell>
          <table:table-cell table:style-name="ce68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9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MUL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ce70"/>
        <table:table-column table:style-name="co2" table:default-cell-style-name="ce70"/>
        <table:table-column table:style-name="co2" table:number-columns-repeated="2" table:default-cell-style-name="Default"/>
        <table:table-row table:style-name="ro2">
          <table:table-cell table:style-name="ce67" office:value-type="string" calcext:value-type="string">
            <text:p>MUL</text:p>
          </table:table-cell>
          <table:table-cell table:style-name="ce70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68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rp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75" office:value-type="string" calcext:value-type="string">
            <text:p>DFO_PD_rp</text:p>
          </table:table-cell>
          <table:table-cell table:style-name="ce75" office:value-type="string" calcext:value-type="string">
            <text:p>DFO_PD_uops</text:p>
          </table:table-cell>
          <table:table-cell table:style-name="ce133" table:number-columns-repeated="2"/>
          <table:table-cell table:number-columns-repeated="2"/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C8] * 2" office:value-type="float" office:value="64" calcext:value-type="float">
            <text:p>64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64" calcext:value-type="float">
            <text:p>64</text:p>
          </table:table-cell>
          <table:table-cell table:style-name="ce68" table:formula="of:=[.E8]" office:value-type="float" office:value="6" calcext:value-type="float">
            <text:p>6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160" table:number-columns-repeated="6"/>
        </table:table-row>
        <table:table-row table:style-name="ro1">
          <table:table-cell table:number-columns-repeated="7"/>
          <table:table-cell table:style-name="ce188" table:number-columns-repeated="8"/>
        </table:table-row>
        <table:table-row table:style-name="ro1" table:number-rows-repeated="3">
          <table:table-cell table:number-columns-repeated="7"/>
          <table:table-cell table:style-name="ce156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3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" table:number-columns-repeated="8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row table:style-name="ro2">
          <table:table-cell table:style-name="ce67" office:value-type="string" calcext:value-type="string">
            <text:p>Div</text:p>
          </table:table-cell>
          <table:table-cell table:style-name="ce70" office:value-type="string" calcext:value-type="string">
            <text:p>state diagram reside in onenote.</text:p>
          </table:table-cell>
          <table:table-cell table:style-name="ce70" table:number-columns-repeated="10"/>
          <table:table-cell table:number-columns-repeated="9"/>
        </table:table-row>
        <table:table-row table:style-name="ro4">
          <table:table-cell table:style-name="ce68"/>
          <table:table-cell table:style-name="ce71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style-name="ce81"/>
          <table:covered-table-cell table:style-name="ce68"/>
          <table:table-cell table:number-columns-repeated="4"/>
          <table:table-cell table:style-name="ce70" office:value-type="string" calcext:value-type="string">
            <text:p>GLOBAL_VAR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72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53" table:number-columns-repeated="2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>
            <text:p>physical reg data</text:p>
          </table:table-cell>
          <table:table-cell table:style-name="ce73" office:value-type="string" calcext:value-type="string">
            <text:p>Overflow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OF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ofw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133" table:number-columns-repeated="2"/>
          <table:table-cell table:style-name="ce70" table:number-columns-repeated="2"/>
          <table:table-cell table:style-name="ce133" table:number-columns-repeated="2"/>
          <table:table-cell table:number-columns-repeated="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style-name="ce133"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6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6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/start to execute.</text:p>
          </table:table-cell>
          <table:table-cell table:style-name="ce160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88" table:number-columns-repeated="8"/>
        </table:table-row>
        <table:table-row table:style-name="ro1" table:number-rows-repeated="3">
          <table:table-cell table:number-columns-repeated="13"/>
          <table:table-cell table:style-name="ce156" table:number-columns-repeated="8"/>
        </table:table-row>
        <table:table-row table:style-name="ro1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3">
          <table:table-cell table:number-columns-repeated="21"/>
        </table:table-row>
      </table:table>
      <table:table table:name="WB_BLOCK" table:style-name="ta2">
        <table:table-column table:style-name="co5" table:default-cell-style-name="ce70"/>
        <table:table-column table:style-name="co6" table:default-cell-style-name="ce70"/>
        <table:table-column table:style-name="co31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32" table:default-cell-style-name="ce70"/>
        <table:table-column table:style-name="co19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number-columns-repeated="3" table:default-cell-style-name="ce70"/>
        <table:table-column table:style-name="co6" table:number-columns-repeated="3" table:default-cell-style-name="ce70"/>
        <table:table-column table:style-name="co36" table:default-cell-style-name="ce70"/>
        <table:table-column table:style-name="co37" table:default-cell-style-name="ce70"/>
        <table:table-column table:style-name="co6" table:default-cell-style-name="ce70"/>
        <table:table-column table:style-name="co38" table:default-cell-style-name="ce70"/>
        <table:table-column table:style-name="co39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0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2" office:value-type="string" calcext:value-type="string" table:number-columns-spanned="11" table:number-rows-spanned="1">
            <text:p>input</text:p>
          </table:table-cell>
          <table:covered-table-cell table:number-columns-repeated="5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/>
          <table:table-cell table:style-name="ce73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91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OF1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3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D1</text:p>
          </table:table-cell>
          <table:table-cell table:style-name="ce75" office:value-type="string" calcext:value-type="string">
            <text:p>DFI_PD_RD2</text:p>
          </table:table-cell>
          <table:table-cell table:style-name="ce75" office:value-type="string" calcext:value-type="string">
            <text:p>DFI_PD_RD3</text:p>
          </table:table-cell>
          <table:table-cell table:style-name="ce75" office:value-type="string" calcext:value-type="string">
            <text:p>DFI_PD_OF1</text:p>
          </table:table-cell>
          <table:table-cell table:style-name="ce75" office:value-type="string" calcext:value-type="string">
            <text:p>DFI_PD_RD4</text:p>
          </table:table-cell>
          <table:table-cell table:style-name="ce75" office:value-type="string" calcext:value-type="string">
            <text:p>DFI_PD_RD5</text:p>
          </table:table-cell>
          <table:table-cell table:style-name="ce75" office:value-type="string" calcext:value-type="string">
            <text:p>DFI_AA_BR</text:p>
          </table:table-cell>
          <table:table-cell table:style-name="ce75" office:value-type="string" calcext:value-type="string">
            <text:p>DFI_AA_AD</text:p>
          </table:table-cell>
          <table:table-cell table:style-name="ce75" office:value-type="string" calcext:value-type="string">
            <text:p>DFI_PA_RD1</text:p>
          </table:table-cell>
          <table:table-cell table:style-name="ce75" office:value-type="string" calcext:value-type="string">
            <text:p>DFI_PA_RD2</text:p>
          </table:table-cell>
          <table:table-cell table:style-name="ce75" office:value-type="string" calcext:value-type="string">
            <text:p>DFI_PA_RD3</text:p>
          </table:table-cell>
          <table:table-cell table:style-name="ce75" table:number-columns-repeated="22"/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16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Data from execute unit.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table:number-columns-repeated="2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M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Z8]" office:value-type="float" office:value="6" calcext:value-type="float">
            <text:p>6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35" table:formula="of:=[.AM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3">
          <table:table-cell/>
          <table:table-cell table:style-name="ce136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40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number-columns-repeated="3" table:default-cell-style-name="ce70"/>
        <table:table-column table:style-name="co6" table:number-columns-repeated="7" table:default-cell-style-name="ce70"/>
        <table:table-column table:style-name="co44" table:number-columns-repeated="2" table:default-cell-style-name="ce70"/>
        <table:table-column table:style-name="co4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6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6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6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4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6" table:default-cell-style-name="ce70"/>
        <table:table-column table:style-name="co47" table:default-cell-style-name="ce70"/>
        <table:table-column table:style-name="co48" table:default-cell-style-name="ce70"/>
        <table:table-column table:style-name="co6" table:number-columns-repeated="3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50" table:default-cell-style-name="ce70"/>
        <table:table-column table:style-name="co48" table:default-cell-style-name="ce70"/>
        <table:table-column table:style-name="co6" table:default-cell-style-name="ce70"/>
        <table:table-column table:style-name="co51" table:default-cell-style-name="ce70"/>
        <table:table-column table:style-name="co23" table:default-cell-style-name="ce70"/>
        <table:table-column table:style-name="co52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11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6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7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6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53" table:default-cell-style-name="ce70"/>
        <table:table-column table:style-name="co54" table:default-cell-style-name="ce70"/>
        <table:table-column table:style-name="co6" table:number-columns-repeated="5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8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1:15:54.501841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2-01-09T22:37:03.375578246</dc:date>
    <meta:editing-duration>P1DT10H55M19S</meta:editing-duration>
    <meta:editing-cycles>53</meta:editing-cycles>
    <meta:generator>LibreOffice/6.4.7.2$Linux_X86_64 LibreOffice_project/40$Build-2</meta:generator>
    <meta:document-statistic meta:table-count="13" meta:cell-count="2648" meta:object-count="0"/>
  </office:meta>
</office:document-meta>
</file>